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onstantia" svg:font-family="Constantia"/>
    <style:font-face style:name="&quot;Segoe UI&quot;" svg:font-family="&quot;&quot;Segoe UI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onstantia" style:font-name-asian="Constantia" style:font-name-complex="Constantia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&quot;Segoe UI&quot;" style:font-name-asian="&quot;Segoe UI&quot;" style:font-name-complex="&quot;Segoe UI&quot;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tantia" style:font-name-asian="Constantia" style:font-name-complex="Constantia" style:font-family-generic="roman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2.9116666666667cm"/>
    </style:style>
    <style:style style:name="co4" style:family="table-column">
      <style:table-column-properties fo:break-before="auto" style:column-width="20.6639583333333cm"/>
    </style:style>
    <style:style style:name="co5" style:family="table-column">
      <style:table-column-properties fo:break-before="auto" style:column-width="6.85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>
      <style:map style:condition="of:is-true-formula(LEN(TRIM([.F8]))&gt;0)" style:apply-style-name="cf1" style:base-cell-address="sql_select.F8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ql_select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SELECT cust_no, cname, country_cd</text:p>
            <text:p>FROM customers</text:p>
            <text:p>WHERE lower(country_cd) = 'uk' and (UPPER(cname) like '%FRESH%' or UPPER(cname) like '%BREATHE%')</text:p>
            <text:p>ORDER BY cust_no asc;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ELECT cust_no, cname, order_no</text:p>
            <text:p>FROM customers JOIN orders</text:p>
            <text:p>USING(cust_no)</text:p>
            <text:p>WHERE UPPER(cust_type) LIKE 'GO%' AND order_no IN</text:p>
            <text:p>(SELECT order_no</text:p>
            <text:p>FROM orderlines JOIN orders</text:p>
            <text:p>USING(order_no)</text:p>
            <text:p>WHERE prod_no IN (40301, 40306))</text:p>
            <text:p>ORDER BY 1, 3 ;</text:p>
          </table:table-cell>
          <table:table-cell table:number-columns-repeated="3" table:style-name="ce1"/>
          <table:table-cell office:value-type="string" table:style-name="ce3">
            <text:p>SELECT c.cust_no, c.cname, o.order_no</text:p>
            <text:p>FROM customers c</text:p>
            <text:p>JOIN orders o ON c.cust_no = o.cust_no</text:p>
            <text:p>JOIN orderlines l ON o.order_no = l.order_no</text:p>
            <text:p>where l.prod_no in (40301 , 40306) and upper(c.cname) like 'GO%'</text:p>
            <text:p>ORDER BY 1, 3;</text:p>
            <text:p/>
            <text:p/>
          </table:table-cell>
          <table:table-cell table:style-name="ce3"/>
          <table:table-cell table:number-columns-repeated="16378" table:style-name="ce1"/>
        </table:table-row>
        <table:table-row table:style-name="ro2">
          <table:table-cell office:value-type="string" table:style-name="ce3">
            <text:p>SELECT cust_no, cname, order_no</text:p>
            <text:p>FROM customers JOIN orders</text:p>
            <text:p>USING(cust_no)</text:p>
            <text:p>WHERE order_no &gt; 200 AND (UPPER(cname) NOT LIKE 'C%' AND UPPER(cname) NOT LIKE 'N%') AND order_no IN</text:p>
            <text:p>(SELECT order_no</text:p>
            <text:p>FROM orderlines JOIN orders</text:p>
            <text:p>USING(order_no)</text:p>
            <text:p>WHERE prod_no IN (40301, 40303, 40306))</text:p>
            <text:p>ORDER BY 1, 3 ;</text:p>
            <text:p/>
          </table:table-cell>
          <table:table-cell table:number-columns-repeated="6" table:style-name="ce1"/>
          <table:table-cell office:value-type="string" table:style-name="ce2">
            <text:p>SELECT c.cust_no, c.cname, o.order_no</text:p>
            <text:p>FROM customers c</text:p>
            <text:p>JOIN orders o ON c.cust_no = o.cust_no</text:p>
            <text:p>JOIN orderlines ol ON o.order_no = ol.order_no</text:p>
            <text:p>WHERE o.order_no &gt; 200 AND (UPPER(c.cname) NOT LIKE 'C%' AND UPPER(c.cname) NOT LIKE 'N%') AND ol.prod_no IN (40301, 40303, 40306)</text:p>
            <text:p>ORDER BY 1, 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ELECT c.cust_no, c.cname, c.city, o.order_no, p.prod_name, (ol.price*ol.qty) as "Total"</text:p>
            <text:p>FROM customers c, orders o, orderlines ol, products p, countries co</text:p>
            <text:p>WHERE (c.cust_no=o.cust_no AND o.order_no=ol.order_no AND ol.prod_no=p.prod_no AND co.country_id=c.country_cd)</text:p>
            <text:p>AND co.country_name = 'United Kingdom' AND c.city like 'B%' AND ol.order_no &gt; 120</text:p>
            <text:p>ORDER BY c.cust_no, o.order_no, "Total" DESC;</text:p>
            <text:p/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ELECT c.cname, o.order_no,</text:p>
            <text:p>(ol.price * ol.qty)-(ol.disc_perc / 100)*(ol.price * ol.qty) total</text:p>
            <text:p>FROM customers c</text:p>
            <text:p>JOIN orders o ON c.cust_no = o.cust_no</text:p>
            <text:p>JOIN orderlines ol ON o.order_no = ol.order_no</text:p>
            <text:p>WHERE c.city = 'London'</text:p>
            <text:p>AND (ol.price * ol.qty)-(ol.disc_perc / 100)*(ol.price * ol.qty) &lt; 10000</text:p>
            <text:p>ORDER BY order_no;</text:p>
            <text:p/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ELECT count(order_no), order_dt</text:p>
            <text:p>FROM orders</text:p>
            <text:p>GROUP BY order_dt</text:p>
            <text:p>HAVING count(order_no) &gt; 1 and TO_DATE(order_dt , 'DD-MON-YYYY') &gt; TO_DATE('31-Dec-2014' , 'DD-MON-YYYY');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ELECT count(cust_no)</text:p>
            <text:p>FROM customers</text:p>
            <text:p>WHERE cust_no not in (select cust_no From orders)</text:p>
            <text:p>And COUNTRY_CD = 'CAN' or COUNTRY_CD = 'AUS';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ELECT cust_no , cname , country_cd</text:p>
            <text:p>FROM customers</text:p>
            <text:p>WHERE country_cd in (select country_cd From customers Where cname like '%Supra%' )</text:p>
            <text:p>and cname like 'A%' or cname like 'B%' ;a</text:p>
          </table:table-cell>
          <table:table-cell table:number-columns-repeated="4" table:style-name="ce1"/>
          <table:table-cell table:style-name="ce7"/>
          <table:table-cell table:number-columns-repeated="16378" table:style-name="ce1"/>
        </table:table-row>
        <table:table-row table:number-rows-repeated="51"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1048506" table:style-name="ro3">
          <table:table-cell table:number-columns-repeated="16384"/>
        </table:table-row>
      </table:table>
      <table:table table:name="sql_output" table:style-name="ta1"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2" table:number-columns-repeated="15360" table:default-cell-style-name="ce1"/>
        <table:table-row table:style-name="ro2">
          <table:table-cell table:style-name="ce5"/>
          <table:table-cell table:number-columns-repeated="2" table:style-name="ce1"/>
          <table:table-cell office:value-type="string" table:style-name="ce2">
            <text:p>CUST_NO CNAME CITY ORDER_NO PROD_NAME Total</text:p>
            <text:p>---------- ------------------------------ -------------------- ---------- ------------------------------ ----------</text:p>
            <text:p>1127 Fresh Air Co 1 Brighton 135 RiverKind Soap 5486</text:p>
            <text:p>1127 Fresh Air Co 1 Brighton 135 RiverKind Detergent 1768</text:p>
            <text:p>1127 Fresh Air Co 1 Brighton 135 GO Ski Gear Bag 1680</text:p>
            <text:p>1127 Fresh Air Co 1 Brighton 135 Star Gazer-2 932</text:p>
            <text:p>1127 Fresh Air Co 1 Brighton 135 GO Small Waist Pack 266</text:p>
            <text:p>1129 Fresh Air Co 3 Bristol 125 MoonLite 800</text:p>
            <text:p>1129 Fresh Air Co 3 Bristol 125 Pocket U.V. Alerter 530</text:p>
            <text:p>1129 Fresh Air Co 3 Bristol 125 GO Water Bottle 384</text:p>
            <text:p>1129 Fresh Air Co 3 Bristol 125 Pocket Water Filter 311</text:p>
            <text:p>1129 Fresh Air Co 3 Bristol 174 RiverKind Shampoo 3366</text:p>
            <text:p>1129 Fresh Air Co 3 Bristol 174 GO Duffel Bag 1984</text:p>
            <text:p>1129 Fresh Air Co 3 Bristol 174 Microwave Detective 1209</text:p>
            <text:p>1129 Fresh Air Co 3 Bristol 174 Dover-1 952</text:p>
            <text:p>1129 Fresh Air Co 3 Bristol 174 Pack n' Hike 828</text:p>
            <text:p>1129 Fresh Air Co 3 Bristol 174 Enviro-Kit 156</text:p>
            <text:p/>
          </table:table-cell>
          <table:table-cell table:style-name="ce1"/>
          <table:table-cell office:value-type="string" table:style-name="ce6">
            <text:p>COUNT(ORDER_NO) ORDER_DT</text:p>
            <text:p>--------------- -----------</text:p>
            <text:p>3 02-Apr-2015</text:p>
            <text:p>2 28-Jan-2015</text:p>
            <text:p>2 28-Feb-2015</text:p>
            <text:p>2 29-Mar-2015</text:p>
            <text:p>2 23-Feb-2015</text:p>
            <text:p>2 09-Mar-2015</text:p>
            <text:p>2 20-Mar-2015</text:p>
            <text:p>2 26-Mar-2015</text:p>
            <text:p>3 10-Feb-2015</text:p>
            <text:p>2 12-Feb-2015</text:p>
            <text:p>2 01-Apr-2015</text:p>
            <text:p/>
          </table:table-cell>
          <table:table-cell office:value-type="string" table:style-name="ce2">
            <text:p>COUNT(CUST_NO)</text:p>
            <text:p>--------------</text:p>
            <text:p>24</text:p>
          </table:table-cell>
          <table:table-cell office:value-type="string" table:style-name="ce2">
            <text:p>CUST_NO CNAME COUN</text:p>
            <text:p>---------- ------------------------------ ----</text:p>
            <text:p>1059 Botanechi K.K. 1 JAP</text:p>
            <text:p>1067 Andes Camping Supplies 1 CAN</text:p>
            <text:p>1068 Andes Camping Supplies 2 CAN</text:p>
            <text:p>1069 Andes Camping Supplies 3 CAN</text:p>
            <text:p>1070 Andes Camping Supplies 4 CAN</text:p>
            <text:p>1072 Advanced Climbing Ltd USA</text:p>
            <text:p>1075 Act'N'Up Fitness 1 USA</text:p>
            <text:p>1076 Act'N'Up Fitness 2 USA</text:p>
            <text:p>1077 Act'N'Up Fitness 3 USA</text:p>
            <text:p>1078 Act'N'Up Fitness 4 USA</text:p>
            <text:p>1086 All season camping goods USA</text:p>
            <text:p>1133 Back woods up front Ltd. CAN</text:p>
            <text:p>1134 Breathe Free ltd UK</text:p>
            <text:p>1006 Bergsteiger G.m.b.H. GER</text:p>
            <text:p>1007 Backwoods Equipment(Rom) ROM</text:p>
            <text:p>1008 Botanechi K.K. JAP</text:p>
            <text:p>1010 Andes Camping Supplies 6 CAN</text:p>
            <text:p>1012 Act'N'Up Fitness 5 USA</text:p>
            <text:p/>
            <text:p/>
          </table:table-cell>
          <table:table-cell table:number-columns-repeated="16376"/>
        </table:table-row>
        <table:table-row table:number-rows-repeated="3" table:style-name="ro1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6">
            <text:p>CNAME ORDER_NO TOTAL</text:p>
            <text:p>------------------------------ ---------- ----------</text:p>
            <text:p>GO Outlet London 08 29 1960.8</text:p>
            <text:p>GO Outlet London 08 29 552.42</text:p>
            <text:p>GO Outlet London 08 29 1769.88</text:p>
            <text:p>GO Outlet London 08 29 499.2</text:p>
            <text:p>GO Outlet London 08 29 1300.32</text:p>
            <text:p>GO Outlet London 08 49 214.84</text:p>
            <text:p>GO Outlet London 08 49 1194.48</text:p>
            <text:p>GO Outlet London 08 49 288</text:p>
            <text:p>GO Outlet London 08 49 3364.2</text:p>
            <text:p>GO Outlet London 08 49 11.2</text:p>
            <text:p>GO Outlet London 08 49 424.08</text:p>
            <text:p/>
            <text:p>CNAME ORDER_NO TOTAL</text:p>
            <text:p>------------------------------ ---------- ----------</text:p>
            <text:p>GO Outlet London 08 61 1425.45</text:p>
            <text:p>GO Outlet London 08 61 334.08</text:p>
            <text:p>GO Outlet London 08 61 8202.6</text:p>
            <text:p>GO Outlet London 08 61 141.9</text:p>
            <text:p>GO Outlet London 08 61 1395.03</text:p>
            <text:p>GO Outlet London 08 61 5441.7</text:p>
            <text:p>GO Outlet London 08 107 368.28</text:p>
            <text:p>GO Outlet London 08 107 1228.8</text:p>
            <text:p>GO Outlet London 08 107 240.64</text:p>
            <text:p>GO Outlet London 08 107 198.36</text:p>
            <text:p>GO Outlet London 08 107 889.2</text:p>
            <text:p/>
            <text:p>CNAME ORDER_NO TOTAL</text:p>
            <text:p>------------------------------ ---------- ----------</text:p>
            <text:p>Trees to Seas Ltd 122 410.85</text:p>
            <text:p>Trees to Seas Ltd 122 434.6</text:p>
            <text:p>Trees to Seas Ltd 122 770.25</text:p>
            <text:p>Trees to Seas Ltd 122 823.68</text:p>
            <text:p>Trees to Seas Ltd 122 76.44</text:p>
            <text:p>Trees to Seas Ltd 122 1726.08</text:p>
            <text:p>Trees to Seas Ltd 170 2296</text:p>
            <text:p>Trees to Seas Ltd 170 1730.52</text:p>
            <text:p>Trees to Seas Ltd 170 766.92</text:p>
            <text:p>Trees to Seas Ltd 170 102.09</text:p>
          </table:table-cell>
          <table:table-cell table:number-columns-repeated="16383" table:style-name="ce1"/>
        </table:table-row>
        <table:table-row table:number-rows-repeated="10" table:style-name="ro1">
          <table:table-cell table:style-name="ce5"/>
          <table:table-cell table:number-columns-repeated="16383" table:style-name="ce1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onstantia" svg:font-family="Constantia"/>
    <style:font-face style:name="&quot;Segoe UI&quot;" svg:font-family="&quot;&quot;Segoe UI&quot;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onditionalStyle_1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biodun dayor</meta:initial-creator>
    <dc:creator>abiodun dayor</dc:creator>
    <meta:creation-date>2018-03-07T16:46:30Z</meta:creation-date>
    <dc:date>2018-03-07T16:46:30Z</dc:date>
  </office:meta>
</office:document-meta>
</file>